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weight-complex="bold"/>
    </style:style>
    <style:style style:name="P2" style:family="paragraph" style:parent-style-name="Standard">
      <style:paragraph-properties fo:text-align="justify" style:justify-single-word="false"/>
      <style:text-properties officeooo:rsid="001bae41" officeooo:paragraph-rsid="001bae41"/>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bae41"/>
    </style:style>
    <style:style style:name="P5" style:family="paragraph" style:parent-style-name="Standard" style:list-style-name="WWNum8">
      <style:paragraph-properties fo:text-align="justify" style:justify-single-word="false"/>
      <style:text-properties officeooo:paragraph-rsid="001d0e62"/>
    </style:style>
    <style:style style:name="P6" style:family="paragraph" style:parent-style-name="Standard">
      <style:text-properties officeooo:rsid="001d0e62" officeooo:paragraph-rsid="001d0e62"/>
    </style:style>
    <style:style style:name="P7" style:family="paragraph" style:parent-style-name="Standard">
      <style:paragraph-properties fo:margin-left="0cm" fo:margin-right="0cm" fo:text-align="justify" style:justify-single-word="false" fo:text-indent="1.249cm" style:auto-text-indent="false"/>
    </style:style>
    <style:style style:name="P8" style:family="paragraph" style:parent-style-name="Standard" style:master-page-name="Standard">
      <style:paragraph-properties fo:text-align="center" style:justify-single-word="false" style:page-number="auto"/>
    </style:style>
    <style:style style:name="P9" style:family="paragraph" style:parent-style-name="List_20_Paragraph" style:list-style-name="WWNum7"/>
    <style:style style:name="P10" style:family="paragraph" style:parent-style-name="List_20_Paragraph">
      <style:text-properties fo:font-weight="normal" style:font-weight-asian="normal"/>
    </style:style>
    <style:style style:name="P11" style:family="paragraph" style:parent-style-name="List_20_Paragraph" style:list-style-name="WWNum8"/>
    <style:style style:name="P12" style:family="paragraph" style:parent-style-name="Header">
      <style:text-properties officeooo:rsid="001bae41" officeooo:paragraph-rsid="001bae41"/>
    </style:style>
    <style:style style:name="T1" style:family="text">
      <style:text-properties fo:font-size="22pt" style:font-size-asian="22pt"/>
    </style:style>
    <style:style style:name="T2" style:family="text">
      <style:text-properties fo:font-weight="normal" style:font-weight-asian="normal"/>
    </style:style>
    <style:style style:name="T3" style:family="text">
      <style:text-properties style:font-weight-complex="bold"/>
    </style:style>
    <style:style style:name="T4" style:family="text">
      <style:text-properties style:font-weight-complex="normal"/>
    </style:style>
    <style:style style:name="T5" style:family="text">
      <style:text-properties officeooo:rsid="001bae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P cybercriminalité </text:span></text:p>
      <text:p text:style-name="Standard"/>
      <text:p text:style-name="P3">1) </text:p>
      <text:p text:style-name="P3"><text:a xlink:type="simple" xlink:href="https://www.internet-signalement.gouv.fr/PortailWeb/planets/Faq.action;jsessionid=241DC4C544B714C4C4461563624AEDD8.route1" text:style-name="Internet_20_link" text:visited-style-name="Visited_20_Internet_20_Link">https://www.internet-signalement.gouv.fr/PortailWeb/planets/Faq.action;jsessionid=241DC4C544B714C4C4461563624AEDD8.route1</text:a></text:p>
      <text:p text:style-name="P7">D’après le lien ci-dessus, la cybercriminalité implique entre autre la diffusion de contenus ou de comportements illégaux et punis par la loi Française. Il comprend aussi des actes de « rodeurs » sur les sites types blog, forum, tchat.</text:p>
      <text:p text:style-name="P3"><text:a xlink:type="simple" xlink:href="http://www.gouvernement.fr/risques/cybercriminalite" text:style-name="Internet_20_link" text:visited-style-name="Visited_20_Internet_20_Link">http://www.gouvernement.fr/risques/cybercriminalite</text:a></text:p>
      <text:p text:style-name="P3">D’après ce second lien, la cybercriminalité peut aussi impliquer le vol de donnée à l’insu de la personne ainsi que les tentatives d’escroquerie.</text:p>
      <text:p text:style-name="P3">2)</text:p>
      <text:p text:style-name="P3"><text:s/>Les potentielles entités visées sont les particuliers et les entreprises. Il peut contacter l’entreprise, par mail et même par téléphone, en se faisant passer pour son banquier ou pour son opérateur téléphonique. Il peut donner des liens frauduleux et de récupérer des informations bancaires par exemple. </text:p>
      <text:p text:style-name="P3"/>
      <text:p text:style-name="P3">3)</text:p>
      <text:p text:style-name="P2"><text:tab/>Au niveau national on trouve 3 organismes, la SDLC (Sous-Direction de Lutte contre la Cybercriminalité et le C3N(Centre de lutte Contre la Criminalité Numérique) dont l’activité est une assistance en temps réel pour les investigations. Elle préconise de bien surveiller ce que l’on fait sur le net.</text:p>
      <text:p text:style-name="P2"><text:tab/>Au niveau régional on retrouve le BEFTI (Brigade d’enquête sur les Fraudes aux Technologies et aux Informations dont l’activité est d’élucider les infractions contre les atteintes aux systèmes d’information et leurs données. Elle préconise des mots de passes d’au moins 8 caractères avec majuscules, minuscules, caractères spéciaux ainsi que l’utilisation de réseaux avec clef WPA2.</text:p>
      <text:p text:style-name="P2"/>
      <text:p text:style-name="P2"><text:tab/>Au niveau international on trouve principalement INTERPOL, EUROPOL et ENISA, leur activité est principalement de faciliter l’échange de renseignements afin de lutter efficacement contre toute forme de cybercriminalité. Elle préconise d’être particulièrement vigilent aux fraudes concernant le vol de <text:s/>données financières.</text:p>
      <text:p text:style-name="P2"/>
      <text:p text:style-name="P2"/>
      <text:p text:style-name="P4"/>
      <text:p text:style-name="P4"/>
      <text:p text:style-name="P4"><text:soft-page-break/></text:p>
      <text:p text:style-name="Standard">4) </text:p>
      <text:list xml:id="list4263854638035801076" text:style-name="WWNum7">
        <text:list-item>
          <text:p text:style-name="P9"><text:span text:style-name="Strong"><text:span text:style-name="T2">Détecter les failles et limiter les dégâts.</text:span></text:span></text:p>
        </text:list-item>
        <text:list-item>
          <text:p text:style-name="P9"><text:span text:style-name="Strong"><text:span text:style-name="T2">Employé des hackeurs spécialisés dans le domaine du piratage.</text:span></text:span></text:p>
        </text:list-item>
        <text:list-item>
          <text:p text:style-name="P9"><text:span text:style-name="Strong"><text:span text:style-name="T2">Faire régulièrement des sauvegardes de données.</text:span></text:span></text:p>
        </text:list-item>
      </text:list>
      <text:p text:style-name="P10"><text:span text:style-name="Strong"/></text:p>
      <text:p text:style-name="Standard"><text:span text:style-name="T3">5)</text:span></text:p>
      <text:p text:style-name="P6"><text:tab/>Puisque que le vol de données est peu courant pour les entreprises de moyennes tailles, ceux-ci ne prennent pas en compte le fait qu’une personne veuille tenter d’attaquer son système informatique. De ce fait même si ils connaissent ce phénomène ils prennent très souvent pas les moyens nécessaires afin de protéger leurs données. Ainsi la prise de conscience se fait après coup et donc trop tard</text:p>
      <text:p text:style-name="Standard"><text:span text:style-name="T3">6)</text:span></text:p>
      <text:list xml:id="list2594432980416217595" text:style-name="WWNum8">
        <text:list-item>
          <text:p text:style-name="P11"><text:a xlink:type="simple" xlink:href="https://www.lenetexpert.fr/conseils-cle-pour-se-proteger-contre-la-cybercriminalite/" text:style-name="Internet_20_link" text:visited-style-name="Visited_20_Internet_20_Link"><text:span text:style-name="T3">https://www.lenetexpert.fr/conseils-cle-pour-se-proteger-contre-la-cybercriminalite/</text:span></text:a></text:p>
        </text:list-item>
        <text:list-item>
          <text:p text:style-name="P5"><text:a xlink:type="simple" xlink:href="https://www.internet-signalement.gouv.fr/PortailWeb/planets/Faq.action;jsessionid=241DC4C544B714C4C4461563624AEDD8.route1" text:style-name="Internet_20_link" text:visited-style-name="Visited_20_Internet_20_Link"><text:span text:style-name="T3">https://www.internet-signalement.gouv.fr/PortailWeb/planets/Faq.action;jsessionid=241DC4C544B714C4C4461563624AEDD8.route1</text:span></text:a></text:p>
        </text:list-item>
        <text:list-item>
          <text:p text:style-name="P11"><text:a xlink:type="simple" xlink:href="http://www.docaufutur.fr/2014/09/03/cybercriminalite-les-entreprises-premieres-visees-mais-les-particuliers-sont-les-veritables-victimes-par-jean-francois-beuze-president-et-fondateur-de-sifaris/" text:style-name="Internet_20_link" text:visited-style-name="Visited_20_Internet_20_Link"><text:span text:style-name="T3">http://www.docaufutur.fr/2014/09/03/cybercriminalite-les-entreprises-premieres-visees-mais-les-particuliers-sont-les-veritables-victimes-par-jean-francois-beuze-president-et-fondateur-de-sifaris/</text:span></text:a></text:p>
        </text:list-item>
        <text:list-item>
          <text:p text:style-name="P5"><text:a xlink:type="simple" xlink:href="http://www.gouvernement.fr/risques/cybercriminalite" text:style-name="Internet_20_link" text:visited-style-name="Visited_20_Internet_20_Link"><text:span text:style-name="T3">http://www.gouvernement.fr/risques/cybercriminalite</text:span></text:a></text:p>
        </text:list-item>
      </text:list>
      <text:p text:style-name="P1"/>
      <text:p text:style-name="Standard"><text:span text:style-name="T3">7)</text:span></text:p>
      <text:p text:style-name="Standard">Mots clefs :</text:p>
      <text:p text:style-name="Standard">-sécurité</text:p>
      <text:p text:style-name="Standard">-confidentialité </text:p>
      <text:p text:style-name="Standard">-Données</text:p>
      <text:p text:style-name="Standard">-Informatiq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Emphasis" style:family="text" style:parent-style-name="Default_20_Paragraph_20_Font">
      <style:text-properties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bae41" officeooo:paragraph-rsid="001bae41"/>
    </style:style>
    <style:style style:name="MT1" style:family="text">
      <style:text-properties officeooo:rsid="001bae41"/>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NERSESIAN Robert</text:p>
        <text:p text:style-name="Header"><text:span text:style-name="MT1">BAYUNDO Eric</text:span><text:tab/><text:tab/>G4S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SONSAVATH SANLASUN p1502748</meta:initial-creator>
    <meta:editing-cycles>2</meta:editing-cycles>
    <meta:creation-date>2016-11-28T11:58:00</meta:creation-date>
    <dc:date>2016-11-29T12:05:18.627569823</dc:date>
    <meta:editing-duration>PT1H7M16S</meta:editing-duration>
    <meta:generator>LibreOffice/5.1.4.2$Linux_X86_64 LibreOffice_project/10m0$Build-2</meta:generator>
    <meta:document-statistic meta:table-count="0" meta:image-count="0" meta:object-count="0" meta:page-count="2" meta:paragraph-count="31" meta:word-count="373" meta:character-count="2997" meta:non-whitespace-character-count="2650"/>
    <meta:user-defined meta:name="AppVersion">15.0000</meta:user-defined>
    <meta:user-defined meta:name="Company">UCB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